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d" officeooo:paragraph-rsid="000ac9ed"/>
    </style:style>
    <style:style style:name="P2" style:family="paragraph" style:parent-style-name="Standard">
      <style:text-properties officeooo:rsid="000ac9ed" officeooo:paragraph-rsid="000ac9ed"/>
    </style:style>
    <style:style style:name="P3" style:family="paragraph" style:parent-style-name="Standard">
      <style:text-properties officeooo:rsid="000bd0c9" officeooo:paragraph-rsid="000bd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Form 2! yay!</text:p>
      <text:p text:style-name="P1"/>
      <text:p text:style-name="P1">My name is ++name++. I am a good boy. My emailid is ++email++.I was born on ++date++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06:26.639993668</meta:creation-date>
    <dc:date>2018-11-02T10:18:52.825144348</dc:date>
    <meta:editing-duration>PT1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2" meta:character-count="106" meta:non-whitespace-character-count="85"/>
  </office:meta>
</office:document-meta>
</file>